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style:font-name="Droid Sans Fallback" fo:font-weight="bold" style:font-weight-asian="bold" style:font-weight-complex="bold"/>
    </style:style>
    <style:style style:name="P2" style:family="paragraph" style:parent-style-name="Text_20_body">
      <style:paragraph-properties fo:text-align="justify" style:justify-single-word="false"/>
      <style:text-properties officeooo:paragraph-rsid="0006c789"/>
    </style:style>
    <style:style style:name="P3" style:family="paragraph" style:parent-style-name="Text_20_body">
      <style:paragraph-properties fo:text-align="justify" style:justify-single-word="false"/>
      <style:text-properties fo:font-weight="bold" officeooo:rsid="0006c789" officeooo:paragraph-rsid="0006c789" style:font-weight-asian="bold" style:font-weight-complex="bold"/>
    </style:style>
    <style:style style:name="P4" style:family="paragraph" style:parent-style-name="Text_20_body">
      <style:paragraph-properties fo:text-align="justify" style:justify-single-word="false"/>
      <style:text-properties style:font-name="Droid Sans Fallback" officeooo:rsid="0006c789" officeooo:paragraph-rsid="0006c789"/>
    </style:style>
    <style:style style:name="P5" style:family="paragraph" style:parent-style-name="Text_20_body">
      <style:paragraph-properties fo:text-align="justify" style:justify-single-word="false"/>
      <style:text-properties style:font-name="Droid Sans Fallback" fo:font-weight="normal" officeooo:rsid="0006c789" officeooo:paragraph-rsid="0006c789" style:font-weight-asian="normal" style:font-weight-complex="normal"/>
    </style:style>
    <style:style style:name="P6" style:family="paragraph" style:parent-style-name="Text_20_body">
      <style:paragraph-properties fo:text-align="justify" style:justify-single-word="false"/>
      <style:text-properties style:font-name="Droid Sans Fallback" fo:font-weight="normal" officeooo:rsid="000ae036" officeooo:paragraph-rsid="000ae036" style:font-weight-asian="normal" style:font-weight-complex="normal"/>
    </style:style>
    <style:style style:name="P7" style:family="paragraph" style:parent-style-name="Text_20_body">
      <style:paragraph-properties fo:text-align="justify" style:justify-single-word="false"/>
      <style:text-properties style:font-name="Droid Sans Fallback" fo:font-weight="bold" officeooo:rsid="0006c789" officeooo:paragraph-rsid="0006c789" style:font-weight-asian="bold" style:font-weight-complex="bold"/>
    </style:style>
    <style:style style:name="T1" style:family="text">
      <style:text-properties officeooo:rsid="0006c789"/>
    </style:style>
    <style:style style:name="T2" style:family="text">
      <style:text-properties style:font-name="Droid Sans Fallback"/>
    </style:style>
    <style:style style:name="T3" style:family="text">
      <style:text-properties style:font-name="Droid Sans Fallback" officeooo:rsid="0006c789"/>
    </style:style>
    <style:style style:name="T4" style:family="text">
      <style:text-properties style:font-name="Droid Sans Fallback" officeooo:rsid="00081ce4"/>
    </style:style>
    <style:style style:name="T5" style:family="text">
      <style:text-properties style:font-name="Droid Sans Fallback" officeooo:rsid="0009d950"/>
    </style:style>
    <style:style style:name="T6" style:family="text">
      <style:text-properties officeooo:rsid="000ae03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text:span> Explica con tus propias palabras las diferencias y similitudes entre Cookies y Almacenamiento local (localStorage – sessionStorage).</text:p>
      <text:p text:style-name="P2"><text:span text:style-name="T3">Cookies → La información que llevan las cookies va viajando por los servidores </text:span><text:span text:style-name="T5">según tu navegación.</text:span></text:p>
      <text:p text:style-name="P4">Almacenamiento local → La información no debería de salir de tu página web.</text:p>
      <text:p text:style-name="P3"><text:span text:style-name="T4">2. </text:span><text:span text:style-name="T2">Busca información y explica con tus propias palabras como debe de tratar una web las cookies según la RGPD.</text:span></text:p>
      <text:p text:style-name="P5">En aquellos casos en que un editor ofrece a los usuarios un servicio y todas las cookies utilizadas desde su página web se utilizan exclusivamente para las finalidades respecto de las que no es necesario obtener el consentimiento enumeradas más arriba, tanto si son propias como de terceros, no será necesario que informe de su utilización ni que obtenga el consentimiento.</text:p>
      <text:p text:style-name="P5">No obstante, en el caso que emplee cookies de terceros para la prestación del servicio solicitado por el usuario deberá establecer contractualmente con aquellas entidades con las que contrate directamente que esas entidades no tratan los datos con ninguna otra finalidad que no sea la prestar el servicio al usuario, puesto que, en caso contrario, sería necesario informar de esas otras finalidades y obtener el consentimiento. </text:p>
      <text:p text:style-name="P7"><text:span text:style-name="T6">6. </text:span>Basándote en la página anterior, guarda alguno de los datos (o todos) en sessionStorage. Cierra la página una vez guardados los datos y prueba de cargarlos. Indica el comportamiento de la página.</text:p>
      <text:p text:style-name="P6">No me ha <text:s/>dejado mostrarlos ni borrarlos. Al cerrar el navegador y volver ha abrir las variables se habían eliminado.</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10-26T19:17:11.992143595</meta:creation-date>
    <dc:date>2020-10-30T02:16:40.720081454</dc:date>
    <meta:editing-duration>PT19M4S</meta:editing-duration>
    <meta:editing-cycles>7</meta:editing-cycles>
    <meta:generator>LibreOffice/7.0.2.2$Linux_X86_64 LibreOffice_project/0b4360524e0359c479b908cb9f8f3765ab0cc7ad</meta:generator>
    <meta:document-statistic meta:table-count="0" meta:image-count="0" meta:object-count="0" meta:page-count="1" meta:paragraph-count="8" meta:word-count="246" meta:character-count="1535" meta:non-whitespace-character-count="1294"/>
  </office:meta>
</office:document-meta>
</file>